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list-style-name="L3"/>
    <style:style style:name="P4" style:family="paragraph" style:parent-style-name="Preformatted_20_Text" style:list-style-name="L4"/>
    <style:style style:name="P5" style:family="paragraph" style:parent-style-name="Preformatted_20_Text" style:list-style-name="L7"/>
    <style:style style:name="P6" style:family="paragraph" style:parent-style-name="Preformatted_20_Text" style:list-style-name="L9"/>
    <style:style style:name="P7" style:family="paragraph" style:parent-style-name="Preformatted_20_Text" style:list-style-name="L1">
      <style:paragraph-properties style:writing-mode="lr-tb"/>
    </style:style>
    <style:style style:name="P8" style:family="paragraph" style:parent-style-name="Preformatted_20_Text" style:list-style-name="L2">
      <style:paragraph-properties style:writing-mode="lr-tb"/>
    </style:style>
    <style:style style:name="P9" style:family="paragraph" style:parent-style-name="Preformatted_20_Text" style:list-style-name="L3">
      <style:paragraph-properties style:writing-mode="lr-tb"/>
    </style:style>
    <style:style style:name="P10" style:family="paragraph" style:parent-style-name="Preformatted_20_Text" style:list-style-name="L4">
      <style:paragraph-properties style:writing-mode="lr-tb"/>
    </style:style>
    <style:style style:name="P11" style:family="paragraph" style:parent-style-name="Preformatted_20_Text" style:list-style-name="L7">
      <style:paragraph-properties style:writing-mode="lr-tb"/>
    </style:style>
    <style:style style:name="P12" style:family="paragraph" style:parent-style-name="Preformatted_20_Text" style:list-style-name="L9">
      <style:paragraph-properties style:writing-mode="lr-tb"/>
    </style:style>
    <style:style style:name="P13" style:family="paragraph" style:parent-style-name="Preformatted_20_Text" style:list-style-name="L1">
      <style:paragraph-properties fo:margin-top="0cm" fo:margin-bottom="0.499cm" loext:contextual-spacing="false" style:writing-mode="lr-tb"/>
    </style:style>
    <style:style style:name="P14" style:family="paragraph" style:parent-style-name="Preformatted_20_Text" style:list-style-name="L2">
      <style:paragraph-properties fo:margin-top="0cm" fo:margin-bottom="0.499cm" loext:contextual-spacing="false" style:writing-mode="lr-tb"/>
    </style:style>
    <style:style style:name="P15" style:family="paragraph" style:parent-style-name="Preformatted_20_Text" style:list-style-name="L3">
      <style:paragraph-properties fo:margin-top="0cm" fo:margin-bottom="0.499cm" loext:contextual-spacing="false" style:writing-mode="lr-tb"/>
    </style:style>
    <style:style style:name="P16" style:family="paragraph" style:parent-style-name="Preformatted_20_Text" style:list-style-name="L4">
      <style:paragraph-properties fo:margin-top="0cm" fo:margin-bottom="0.499cm" loext:contextual-spacing="false" style:writing-mode="lr-tb"/>
    </style:style>
    <style:style style:name="P17" style:family="paragraph" style:parent-style-name="Preformatted_20_Text" style:list-style-name="L7">
      <style:paragraph-properties fo:margin-top="0cm" fo:margin-bottom="0.499cm" loext:contextual-spacing="false" style:writing-mode="lr-tb"/>
    </style:style>
    <style:style style:name="P18" style:family="paragraph" style:parent-style-name="Preformatted_20_Text" style:list-style-name="L9">
      <style:paragraph-properties fo:margin-top="0cm" fo:margin-bottom="0.499cm" loext:contextual-spacing="false" style:writing-mode="lr-tb"/>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34"/>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style>
    <style:style style:name="P37" style:family="paragraph" style:parent-style-name="Text_20_body" style:list-style-name="L34">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Strong_20_Emphasis">Text Cleaning</text:span></text:h>
      <text:list xml:id="list3596836979" text:style-name="L1">
        <text:list-item>
          <text:p text:style-name="P19"><text:span text:style-name="Strong_20_Emphasis">Removing Extra Spaces</text:span>: Clean up unnecessary spaces or non-character symbols that may be introduced by OCR engines, especially when recognizing characters from noisy backgrounds.</text:p>
          <text:p text:style-name="P1">python</text:p>
          <text:p text:style-name="P1">Copy code</text:p>
          <text:p text:style-name="P13"><text:span text:style-name="Source_20_Text">d['text'] = re.sub(r'\s+', ' ', d['text']).strip()</text:span></text:p>
        </text:list-item>
        <text:list-item>
          <text:p text:style-name="P19"><text:span text:style-name="Strong_20_Emphasis">Character Filtering</text:span>: Depending on the language or context, remove unwanted characters like special symbols or non-printable characters.</text:p>
          <text:p text:style-name="P1">python</text:p>
          <text:p text:style-name="P1">Copy code</text:p>
          <text:p text:style-name="P7"><text:span text:style-name="Source_20_Text">import string</text:span></text:p>
          <text:p text:style-name="P13"><text:span text:style-name="Source_20_Text">d['text'] = ''.join(c for c in d['text'] if c in string.printable)</text:span></text:p>
        </text:list-item>
      </text:list>
      <text:h text:style-name="Heading_20_3" text:outline-level="3">2. <text:span text:style-name="Strong_20_Emphasis">Language-Specific Spell Correction</text:span></text:h>
      <text:list xml:id="list611467029" text:style-name="L2">
        <text:list-item>
          <text:p text:style-name="P31">Use spell-checking libraries for post-correction of recognized text. In Python, <text:span text:style-name="Source_20_Text">SymSpell</text:span> or <text:span text:style-name="Source_20_Text">Hunspell</text:span> can be used for this.</text:p>
        </text:list-item>
        <text:list-item>
          <text:p text:style-name="P20">For Japanese text, you can use tools like <text:span text:style-name="Strong_20_Emphasis">MeCab</text:span> or <text:span text:style-name="Strong_20_Emphasis">SudachiPy</text:span> to tokenize and validate recognized words.</text:p>
          <text:p text:style-name="P2">python</text:p>
          <text:p text:style-name="P2">Copy code</text:p>
          <text:p text:style-name="P8"><text:span text:style-name="Source_20_Text">from spellchecker import SpellChecker</text:span></text:p>
          <text:p text:style-name="P8"/>
          <text:p text:style-name="P8"><text:span text:style-name="Source_20_Text">spell = SpellChecker(language='ja')</text:span></text:p>
          <text:p text:style-name="P8"><text:span text:style-name="Source_20_Text">misspelled = spell.unknown([d['text']])</text:span></text:p>
          <text:p text:style-name="P8"><text:span text:style-name="Source_20_Text">for word in misspelled:</text:span></text:p>
          <text:p text:style-name="P14"><text:span text:style-name="Source_20_Text"><text:s text:c="4"/>d['text'] = spell.correction(word)</text:span></text:p>
        </text:list-item>
      </text:list>
      <text:h text:style-name="Heading_20_3" text:outline-level="3">3. <text:span text:style-name="Strong_20_Emphasis">Post-Detection Merging</text:span></text:h>
      <text:list xml:id="list2369307001" text:style-name="L3">
        <text:list-item>
          <text:p text:style-name="P32"><text:span text:style-name="Strong_20_Emphasis">Line or Block Merging</text:span>: If text is split across multiple bounding boxes, you can merge neighboring words into full sentences or paragraphs based on spatial proximity.</text:p>
          <text:list>
            <text:list-item>
              <text:p text:style-name="P32">Use the coordinates (<text:span text:style-name="Source_20_Text">x</text:span>, <text:span text:style-name="Source_20_Text">y</text:span>, <text:span text:style-name="Source_20_Text">width</text:span>, <text:span text:style-name="Source_20_Text">height</text:span>) of detected words to group them.</text:p>
            </text:list-item>
            <text:list-item>
              <text:p text:style-name="P21">Apply rules based on proximity to detect words that should form a sentence or paragraph.</text:p>
            </text:list-item>
          </text:list>
          <text:p text:style-name="P3">python</text:p>
          <text:p text:style-name="P3">Copy code</text:p>
          <text:p text:style-name="P9"><text:span text:style-name="Source_20_Text">def merge_text_blocks(results, threshold=10):</text:span></text:p>
          <text:p text:style-name="P9"><text:span text:style-name="Source_20_Text"><text:s text:c="4"/>merged = []</text:span></text:p>
          <text:p text:style-name="P9"><text:span text:style-name="Source_20_Text"><text:s text:c="4"/>for i in range(1, len(results)):</text:span></text:p>
          <text:p text:style-name="P9"><text:span text:style-name="Source_20_Text"><text:s text:c="8"/>prev = results[i - 1]</text:span></text:p>
          <text:p text:style-name="P9"><text:span text:style-name="Source_20_Text"><text:s text:c="8"/>curr = results[i]</text:span></text:p>
          <text:p text:style-name="P9"><text:span text:style-name="Source_20_Text"><text:s text:c="8"/># Check if the current word is close to the previous one (same line or block)</text:span></text:p>
          <text:p text:style-name="P9"><text:span text:style-name="Source_20_Text"><text:s text:c="8"/>if abs(prev['y'] - curr['y']) &lt; threshold:</text:span></text:p>
          <text:p text:style-name="P9"><text:span text:style-name="Source_20_Text"><text:s text:c="12"/>prev['text'] += ' ' + curr['text']</text:span></text:p>
          <text:p text:style-name="P9"><text:span text:style-name="Source_20_Text"><text:s text:c="8"/>else:</text:span></text:p>
          <text:p text:style-name="P9"><text:span text:style-name="Source_20_Text"><text:s text:c="12"/>merged.append(prev)</text:span></text:p>
          <text:p text:style-name="P9"><text:span text:style-name="Source_20_Text"><text:s text:c="4"/>merged.append(results[-1])</text:span></text:p>
          <text:p text:style-name="P15"><text:span text:style-name="Source_20_Text"><text:s text:c="4"/>return merged</text:span></text:p>
        </text:list-item>
      </text:list>
      <text:h text:style-name="Heading_20_3" text:outline-level="3"><text:soft-page-break/>4. <text:span text:style-name="Strong_20_Emphasis">Confidence Score Filtering</text:span></text:h>
      <text:list xml:id="list3525494184" text:style-name="L4">
        <text:list-item>
          <text:p text:style-name="P22">PaddleOCR provides confidence scores for each detected word. Set a threshold for acceptable confidence and filter out low-confidence results.</text:p>
          <text:p text:style-name="P4">python</text:p>
          <text:p text:style-name="P4">Copy code</text:p>
          <text:p text:style-name="P10"><text:span text:style-name="Source_20_Text">if data[1] &gt; 0.5: <text:s/># Threshold for confidence score</text:span></text:p>
          <text:p text:style-name="P16"><text:span text:style-name="Source_20_Text"><text:s text:c="4"/>d['text'] = data[0]</text:span></text:p>
        </text:list-item>
      </text:list>
      <text:h text:style-name="Heading_20_3" text:outline-level="3">5. <text:span text:style-name="Strong_20_Emphasis">Use Text Alignment Tools</text:span></text:h>
      <text:list xml:id="list2621937404" text:style-name="L5">
        <text:list-item>
          <text:p text:style-name="P33">For documents like forms or tables, use text alignment or <text:span text:style-name="Strong_20_Emphasis">tabular structure recognition</text:span> to ensure correct reading order and layout.</text:p>
        </text:list-item>
        <text:list-item>
          <text:p text:style-name="P23">Libraries like <text:span text:style-name="Source_20_Text">pdfplumber</text:span> can help extract and align text from PDFs with a specific structure, ensuring the recognized text follows the correct logical order.</text:p>
        </text:list-item>
      </text:list>
      <text:h text:style-name="Heading_20_3" text:outline-level="3">6. <text:span text:style-name="Strong_20_Emphasis">Apply N-Gram Correction or Contextual Correction</text:span></text:h>
      <text:list xml:id="list2600438279" text:style-name="L6">
        <text:list-item>
          <text:p text:style-name="P34">Use <text:span text:style-name="Strong_20_Emphasis">n-gram</text:span> or <text:span text:style-name="Strong_20_Emphasis">language models</text:span> to correct recognized text based on common word sequences. This can reduce recognition errors caused by ambiguous or uncommon sequences.</text:p>
        </text:list-item>
        <text:list-item>
          <text:p text:style-name="P24">A model like <text:span text:style-name="Strong_20_Emphasis">KenLM</text:span> (for language modeling) or <text:span text:style-name="Strong_20_Emphasis">BERT</text:span> (for contextual corrections) can be applied in post-processing to improve language consistency.</text:p>
        </text:list-item>
      </text:list>
      <text:h text:style-name="Heading_20_3" text:outline-level="3">7. <text:span text:style-name="Strong_20_Emphasis">Noise Removal (for better recognition)</text:span></text:h>
      <text:list xml:id="list974848846" text:style-name="L7">
        <text:list-item>
          <text:p text:style-name="P35"><text:span text:style-name="Strong_20_Emphasis">Image Preprocessing</text:span>: Applying preprocessing techniques like binarization, denoising, or resizing the image before passing it to the OCR engine can improve recognition.</text:p>
          <text:list>
            <text:list-item>
              <text:p text:style-name="P35"><text:span text:style-name="Strong_20_Emphasis">Gaussian Blur</text:span>: Reduces image noise.</text:p>
            </text:list-item>
            <text:list-item>
              <text:p text:style-name="P25"><text:span text:style-name="Strong_20_Emphasis">Thresholding</text:span>: Converts images to binary for clearer text edges.</text:p>
            </text:list-item>
          </text:list>
          <text:p text:style-name="P5">python</text:p>
          <text:p text:style-name="P5">Copy code</text:p>
          <text:p text:style-name="P11"><text:span text:style-name="Source_20_Text">from PIL import Image, ImageFilter</text:span></text:p>
          <text:p text:style-name="P11"><text:span text:style-name="Source_20_Text">img = Image.open(file_path)</text:span></text:p>
          <text:p text:style-name="P11"><text:span text:style-name="Source_20_Text">img = img.filter(ImageFilter.GaussianBlur(1)) <text:s/># Apply slight blur</text:span></text:p>
          <text:p text:style-name="P11"><text:span text:style-name="Source_20_Text">img = img.convert('L') <text:s/># Convert to grayscale</text:span></text:p>
          <text:p text:style-name="P11"><text:span text:style-name="Source_20_Text">img = img.point(lambda x: 0 if x &lt; 128 else 255, '1') <text:s/># Binarization</text:span></text:p>
          <text:p text:style-name="P17"><text:span text:style-name="Source_20_Text">img.save(file_path) <text:s/># Save the preprocessed image</text:span></text:p>
        </text:list-item>
      </text:list>
      <text:h text:style-name="Heading_20_3" text:outline-level="3">8. <text:span text:style-name="Strong_20_Emphasis">Handle Multi-Language Text</text:span></text:h>
      <text:list xml:id="list2994007466" text:style-name="L8">
        <text:list-item>
          <text:p text:style-name="P26">If your documents contain text in multiple languages, you can improve accuracy by running separate OCR passes for each language. Alternatively, you can merge multiple results based on detected language.</text:p>
        </text:list-item>
      </text:list>
      <text:h text:style-name="Heading_20_3" text:outline-level="3">9. <text:span text:style-name="Strong_20_Emphasis">Rectify Skewed Text</text:span></text:h>
      <text:list xml:id="list824113895" text:style-name="L9">
        <text:list-item>
          <text:p text:style-name="P27">If your input images have skewed text, applying <text:span text:style-name="Strong_20_Emphasis">deskewing</text:span> algorithms (e.g., Hough Transform, or using <text:span text:style-name="Source_20_Text">opencv</text:span>) to align the text before running OCR can significantly improve detection.</text:p>
          <text:p text:style-name="P6">python</text:p>
          <text:p text:style-name="P6"><text:soft-page-break/>Copy code</text:p>
          <text:p text:style-name="P12"><text:span text:style-name="Source_20_Text">import cv2</text:span></text:p>
          <text:p text:style-name="P12"><text:span text:style-name="Source_20_Text">import numpy as np</text:span></text:p>
          <text:p text:style-name="P12"/>
          <text:p text:style-name="P12"><text:span text:style-name="Source_20_Text">def deskew_image(image_path):</text:span></text:p>
          <text:p text:style-name="P12"><text:span text:style-name="Source_20_Text"><text:s text:c="4"/>image = cv2.imread(image_path)</text:span></text:p>
          <text:p text:style-name="P12"><text:span text:style-name="Source_20_Text"><text:s text:c="4"/>gray = cv2.cvtColor(image, cv2.COLOR_BGR2GRAY)</text:span></text:p>
          <text:p text:style-name="P12"><text:span text:style-name="Source_20_Text"><text:s text:c="4"/>coords = np.column_stack(np.where(gray &gt; 0))</text:span></text:p>
          <text:p text:style-name="P12"><text:span text:style-name="Source_20_Text"><text:s text:c="4"/>angle = cv2.minAreaRect(coords)[-1]</text:span></text:p>
          <text:p text:style-name="P12"><text:span text:style-name="Source_20_Text"><text:s text:c="4"/>if angle &lt; -45:</text:span></text:p>
          <text:p text:style-name="P12"><text:span text:style-name="Source_20_Text"><text:s text:c="8"/>angle = -(90 + angle)</text:span></text:p>
          <text:p text:style-name="P12"><text:span text:style-name="Source_20_Text"><text:s text:c="4"/>else:</text:span></text:p>
          <text:p text:style-name="P12"><text:span text:style-name="Source_20_Text"><text:s text:c="8"/>angle = -angle</text:span></text:p>
          <text:p text:style-name="P12"><text:span text:style-name="Source_20_Text"><text:s text:c="4"/>(h, w) = image.shape[:2]</text:span></text:p>
          <text:p text:style-name="P12"><text:span text:style-name="Source_20_Text"><text:s text:c="4"/>M = cv2.getRotationMatrix2D((w // 2, h // 2), angle, 1.0)</text:span></text:p>
          <text:p text:style-name="P12"><text:span text:style-name="Source_20_Text"><text:s text:c="4"/>rotated = cv2.warpAffine(image, M, (w, h), flags=cv2.INTER_CUBIC, borderMode=cv2.BORDER_REPLICATE)</text:span></text:p>
          <text:p text:style-name="P18"><text:span text:style-name="Source_20_Text"><text:s text:c="4"/>return rotated</text:span></text:p>
        </text:list-item>
      </text:list>
      <text:h text:style-name="Heading_20_3" text:outline-level="3">10. <text:span text:style-name="Strong_20_Emphasis">Custom Post-Correction for Specific Domains</text:span></text:h>
      <text:list xml:id="list3325515414" text:style-name="L10">
        <text:list-item>
          <text:p text:style-name="P36">If your OCR project is domain-specific (e.g., business forms, invoices), use domain knowledge to apply custom rules. For instance:</text:p>
          <text:list>
            <text:list-item>
              <text:p text:style-name="P36">Recognize specific patterns (like invoice numbers).</text:p>
            </text:list-item>
            <text:list-item>
              <text:p text:style-name="P28">Validate against a predefined vocabulary for the domain.</text:p>
            </text:list-item>
          </text:list>
        </text:list-item>
      </text:list>
      <text:h text:style-name="Heading_20_3" text:outline-level="3">11. <text:span text:style-name="Strong_20_Emphasis">Bounding Box Post-Processing</text:span></text:h>
      <text:list xml:id="list1213778181" text:style-name="L11">
        <text:list-item>
          <text:p text:style-name="P29">Refine the OCR bounding boxes by applying geometric transformations or corrections based on document layout (e.g., aligning boxes or clustering them by rows).</text:p>
        </text:list-item>
      </text:list>
      <text:p text:style-name="Standard"/>
      <text:p text:style-name="Standard"/>
      <text:p text:style-name="Standard"/>
      <text:p text:style-name="Text_20_body">ounding Box Post-Processing is an essential step to improve the accuracy of OCR when working with documents where text is scattered, skewed, or improperly detected. Here are methods to process and refine bounding boxes after OCR:</text:p>
      <text:h text:style-name="Heading_20_3" text:outline-level="3">Steps for Bounding Box Post-Processing:</text:h>
      <text:list xml:id="list3326878036" text:style-name="L34">
        <text:list-item>
          <text:p text:style-name="P37"><text:span text:style-name="Strong_20_Emphasis">Merge Nearby Boxes</text:span>: Group text boxes that are part of the same line, paragraph, or logical unit.</text:p>
        </text:list-item>
        <text:list-item>
          <text:p text:style-name="P37"><text:span text:style-name="Strong_20_Emphasis">Sort by Reading Order</text:span>: Ensure that text follows the natural reading order (left-to-right, top-to-bottom) by sorting the bounding boxes.</text:p>
        </text:list-item>
        <text:list-item>
          <text:p text:style-name="P37"><text:span text:style-name="Strong_20_Emphasis">Filter Invalid or Small Boxes</text:span>: Remove boxes that are too small, potentially false positives (e.g., noise).</text:p>
        </text:list-item>
        <text:list-item>
          <text:p text:style-name="P37"><text:span text:style-name="Strong_20_Emphasis">Apply Geometric Constraints</text:span>: Ensure bounding boxes align in a structured way (for forms or tables).</text:p>
        </text:list-item>
        <text:list-item>
          <text:p text:style-name="P30"><text:span text:style-name="Strong_20_Emphasis">Correct Skewed Boxes</text:span>: Adjust boxes for slight text skewing, making them more aligned.</text:p>
        </text:list-item>
      </text:list>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4-09-12T14:27:00.349965019</meta:creation-date>
    <dc:date>2024-09-12T14:29:46.066954649</dc:date>
    <meta:editing-duration>PT2M46S</meta:editing-duration>
    <meta:editing-cycles>1</meta:editing-cycles>
    <meta:document-statistic meta:table-count="0" meta:image-count="0" meta:object-count="0" meta:page-count="3" meta:paragraph-count="98" meta:word-count="867" meta:character-count="5595" meta:non-whitespace-character-count="4760"/>
    <meta:generator>LibreOffice/6.3.5.2$Linux_X86_64 LibreOffice_project/30$Build-2</meta:generator>
  </office:meta>
</office:document-meta>
</file>